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5"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9">
            <text:p>09/04/12</text:p>
          </table:table-cell>
          <table:table-cell table:style-name="ce5"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1">
          <table:table-cell/>
          <table:table-cell table:style-name="ce5"/>
          <table:table-cell table:number-columns-repeated="2"/>
        </table:table-row>
        <table:table-row table:style-name="ro1" table:number-rows-repeated="46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5" table:formula="of:=SUM([.C2:.C68])" office:value-type="float" office:value="252">
            <text:p>252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3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5" table:formula="of:=SUM([.C2:.C36])" office:value-type="float" office:value="1">
            <text:p>1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2" table:number-rows-repeated="34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11">
            <text:p>11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252">
            <text:p>252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1">
            <text:p>1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11">
            <text:p>11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412">
            <text:p>4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3">03/05/2012</text:date>, <text:time>02:36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5-03T02:36:30</dc:date>
    <meta:editing-duration>PT01H11M59S</meta:editing-duration>
    <meta:editing-cycles>89</meta:editing-cycles>
    <meta:generator>OpenOffice.org/3.2$Unix OpenOffice.org_project/320m12$Build-9483</meta:generator>
    <dc:creator>david </dc:creator>
    <meta:document-statistic meta:table-count="5" meta:cell-count="251" meta:object-count="0"/>
  </office:meta>
</office:document-meta>
</file>